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7857" officeooo:paragraph-rsid="00007857"/>
    </style:style>
    <style:style style:name="P2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officeooo:rsid="00007857" officeooo:paragraph-rsid="00007857"/>
    </style:style>
    <style:style style:name="P3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officeooo:rsid="00007857" officeooo:paragraph-rsid="00007857"/>
    </style:style>
    <style:style style:name="P4" style:family="paragraph" style:parent-style-name="Standard">
      <style:paragraph-properties fo:text-align="start" style:justify-single-word="false"/>
      <style:text-properties fo:language="ru" fo:country="RU" style:text-underline-style="none" officeooo:rsid="00007857" officeooo:paragraph-rsid="00007857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text:span text:style-name="T1">. Написать функцию для вычисления факториала.</text:span></text:p>
      <text:p text:style-name="P1"><text:span text:style-name="T1"><draw:frame draw:style-name="fr1" draw:name="Объект1" text:anchor-type="as-char" svg:width="5.867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/></text:p>
      <text:p text:style-name="P2">Первый способ. Рекурсия:</text:p>
      <text:p text:style-name="P3"/>
      <text:p text:style-name="P4"><text:tab/>Используем свойства факториала.</text:p>
      <text:p text:style-name="P4"><text:tab/><text:span text:style-name="T3"><draw:frame draw:style-name="fr1" draw:name="Объект2" text:anchor-type="as-char" svg:width="2.579cm" svg:height="2.01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5:50:57.148000000</dc:date>
    <meta:editing-duration>PT17M23S</meta:editing-duration>
    <meta:editing-cycles>1</meta:editing-cycles>
    <meta:document-statistic meta:table-count="0" meta:image-count="0" meta:object-count="2" meta:page-count="1" meta:paragraph-count="5" meta:word-count="12" meta:character-count="103" meta:non-whitespace-character-count="92"/>
    <meta:generator>LibreOffice/7.1.2.2$Windows_X86_64 LibreOffice_project/8a45595d069ef5570103caea1b71cc9d82b2aae4</meta:generator>
  </office:meta>
</office:document-meta>
</file>

<file path=Object 1/content.xml><?xml version="1.0" encoding="utf-8"?>
<math xmlns="http://www.w3.org/1998/Math/MathML" display="block">
  <semantics>
    <mrow>
      <mi>n</mi>
      <mrow>
        <mi>!</mi>
        <mo stretchy="false">=</mo>
        <mrow>
          <mn>1</mn>
          <mo stretchy="false">⋅</mo>
          <mn>2</mn>
          <mo stretchy="false">⋅</mo>
          <mn>3</mn>
          <mo stretchy="false">⋅</mo>
          <mn>...</mn>
          <mo stretchy="false">⋅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o stretchy="false">⋅</mo>
          <mi>n</mi>
        </mrow>
        <mo stretchy="false">=</mo>
        <mrow>
          <mi>n</mi>
          <mo stretchy="false">⋅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</mrow>
      <mi>!</mi>
    </mrow>
    <annotation encoding="StarMath 5.0">n! = 1 cdot 2 cdot 3 cdot ...  cdot ( n - 1 ) cdot n = n cdot ( n - 1 )!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n>0</mn>
            <mrow>
              <mi>!</mi>
              <mo stretchy="false">=</mo>
              <mn>1</mn>
            </mrow>
            <mtext> </mtext>
            <mrow>
              <mo fence="true" form="prefix" stretchy="false">(</mo>
              <mrow>
                <mrow>
                  <mi>n</mi>
                  <mo stretchy="false">=</mo>
                  <mn>0</mn>
                </mrow>
              </mrow>
              <mo fence="true" form="postfix" stretchy="false">)</mo>
            </mrow>
          </mrow>
        </mtd>
      </mtr>
      <mtr>
        <mtd columnalign="left">
          <mrow>
            <mn>1</mn>
            <mrow>
              <mi>!</mi>
              <mo stretchy="false">=</mo>
              <mn>1</mn>
            </mrow>
          </mrow>
        </mtd>
      </mtr>
      <mtr>
        <mtd columnalign="left">
          <mn>...</mn>
        </mtd>
      </mtr>
      <mtr>
        <mtd columnalign="left">
          <mrow>
            <mi>n</mi>
            <mrow>
              <mi>!</mi>
              <mo stretchy="false">=</mo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row>
              <mi>!</mi>
              <mo stretchy="false">⋅</mo>
              <mi>n</mi>
            </mrow>
          </mrow>
        </mtd>
      </mtr>
    </mtable>
    <annotation encoding="StarMath 5.0">alignl 0! = 1 " " ( n = 0 ) newline
alignl 1! = 1 newline
alignl ... newline
alignl n! = ( n - 1 )! cdot n</annotation>
  </semantics>
</math>
</file>